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2" style:family="graphic" style:parent-style-name="standard" style:list-style-name="L1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3" style:family="graphic" style:parent-style-name="standard" style:list-style-name="L1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4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 style:list-style-name="L1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6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8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3" style:family="graphic" style:parent-style-name="standard" style:list-style-name="L1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objectwithoutfill">
      <style:graphic-properties draw:stroke="dash" draw:stroke-dash="Fine_20_Dashed" draw:marker-end="Triangle_20_unfilled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Fine_20_Dashed" draw:marker-end="Diamond" draw:marker-end-width="0.3cm" draw:fill="none" draw:textarea-vertical-align="middle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22" style:family="graphic" style:parent-style-name="standard" style:list-style-name="L1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23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5" style:family="graphic" style:parent-style-name="objectwithoutfill">
      <style:graphic-properties draw:stroke="dash" draw:stroke-dash="Ultrafine_20_Dashed" draw:marker-end="Diamond" draw:marker-end-width="0.3cm" draw:fill="none" draw:textarea-vertical-align="middle"/>
    </style:style>
    <style:style style:name="gr26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8" style:family="graphic" style:parent-style-name="standard" style:list-style-name="L1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1" style:family="graphic" style:list-style-name="L1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32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3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list-style-name="L2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5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list-style-name="L2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7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list-style-name="L2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9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41" style:family="graphic" style:list-style-name="L1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42" style:family="graphic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43" style:family="graphic" style:list-style-name="L2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44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7" style:family="graphic" style:list-style-name="L2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48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9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0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1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2" style:family="graphic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53" style:family="graphic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54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5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6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8" style:family="graphic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5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0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1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start"/>
      <style:text-properties fo:font-size="18pt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DejaVu Sans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DejaVu Sans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13" draw:style-name="gr1" draw:text-style-name="P1" draw:layer="layout" svg:width="4.064cm" svg:height="2.083cm" svg:x="0.635cm" svg:y="8.332cm">
          <text:p text:style-name="P4"><text:span text:style-name="T1"/></text:p>
          <draw:enhanced-geometry draw:mirror-horizontal="false" draw:mirror-vertical="false" draw:text-areas="0 ?f4 ?f9 ?f5" svg:viewBox="0 0 0 0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2" draw:text-style-name="P1" xml:id="id15" draw:id="id15" draw:layer="layout" svg:width="4.064cm" svg:height="2.083cm" svg:x="8.763cm" svg:y="8.3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4.064cm" svg:height="2.083cm" svg:x="16.91cm" svg:y="3.988cm">
          <text:p text:style-name="P4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4" draw:text-style-name="P3" xml:id="id2" draw:id="id2" draw:layer="layout" svg:width="4.064cm" svg:height="2.083cm" svg:x="8.409cm" svg:y="4.257cm">
          <text:p text:style-name="P2"><text:span text:style-name="T1">pktools::ImgR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" xml:id="id4" draw:id="id4" draw:layer="layout" svg:width="4.064cm" svg:height="2.083cm" svg:x="8.409cm" svg:y="8.617cm">
          <text:p text:style-name="P4"><text:span text:style-name="T1">jiplib::J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1" xml:id="id8" draw:id="id8" draw:layer="layout" svg:width="4.064cm" svg:height="2.083cm" svg:x="12.849cm" svg:y="0.254cm">
          <text:p text:style-name="P4"><text:span text:style-name="T1">GDALData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" draw:text-style-name="P1" xml:id="id3" draw:id="id3" draw:layer="layout" svg:width="4.064cm" svg:height="2.083cm" svg:x="0.254cm" svg:y="8.617cm">
          <text:p text:style-name="P4"><text:span text:style-name="T1">jiplib::JimList</text:span></text:p>
          <draw:enhanced-geometry draw:mirror-horizontal="false" draw:mirror-vertical="false" draw:text-areas="0 ?f4 ?f9 ?f5" svg:viewBox="0 0 0 0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14" draw:style-name="gr8" draw:text-style-name="P3" xml:id="id1" draw:id="id1" draw:layer="layout" svg:width="4.061cm" svg:height="2.071cm" svg:x="0.257cm" svg:y="4.263cm">
          <text:p text:style-name="P2"><text:span text:style-name="T1">pktools::ImgCollection</text:span></text:p>
          <draw:enhanced-geometry draw:mirror-horizontal="false" draw:mirror-vertical="false" draw:text-areas="0 ?f4 ?f9 ?f5" svg:viewBox="0 0 0 0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9" draw:style-name="gr9" draw:text-style-name="P1" xml:id="id6" draw:id="id6" draw:layer="layout" svg:width="4.064cm" svg:height="2.083cm" svg:x="8.409cm" svg:y="13.094cm">
          <text:p text:style-name="P4"><text:span text:style-name="T1">mialib::IMAGE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0" draw:text-style-name="P3" draw:layer="layout" svg:width="3.613cm" svg:height="0.689cm" svg:x="4.275cm" svg:y="2.901cm">
          <text:p text:style-name="P2"><text:span text:style-name="T1">Reduce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5" draw:layer="layout" draw:type="curve" svg:x1="2.287cm" svg:y1="4.263cm" svg:x2="10.441cm" svg:y2="4.257cm" draw:start-shape="id1" draw:end-shape="id2" draw:end-glue-point="0" svg:d="M2287 4263c0-762 8154-759 8154-6" svg:viewBox="0 0 8155 572">
          <text:p/>
        </draw:connector>
        <draw:connector draw:style-name="gr11" draw:text-style-name="P5" draw:layer="layout" draw:type="curve" svg:x1="2.286cm" svg:y1="8.617cm" svg:x2="10.441cm" svg:y2="8.617cm" draw:start-shape="id3" draw:end-shape="id4" draw:end-glue-point="0" svg:d="M2286 8617c0-778 8155-778 8155 0" svg:viewBox="0 0 8156 584">
          <text:p/>
        </draw:connector>
        <draw:connector draw:style-name="gr12" draw:text-style-name="P5" draw:layer="layout" draw:type="line" svg:x1="10.441cm" svg:y1="8.617cm" svg:x2="10.441cm" svg:y2="6.34cm" draw:start-shape="id4" draw:start-glue-point="0" draw:end-shape="id2" draw:end-glue-point="2" svg:d="M10441 8617v-2277" svg:viewBox="0 0 1 2278">
          <text:p/>
        </draw:connector>
        <draw:connector draw:style-name="gr12" draw:text-style-name="P5" draw:layer="layout" draw:type="line" svg:x1="2.286cm" svg:y1="8.617cm" svg:x2="2.287cm" svg:y2="6.334cm" draw:start-shape="id3" draw:start-glue-point="0" draw:end-shape="id1" draw:end-glue-point="2" svg:d="M2286 8617l1-2283" svg:viewBox="0 0 2 2284">
          <text:p/>
        </draw:connector>
        <draw:custom-shape draw:name="CustomShape 2" draw:style-name="gr13" draw:text-style-name="P1" xml:id="id7" draw:id="id7" draw:layer="layout" svg:width="4.064cm" svg:height="2.083cm" svg:x="16.537cm" svg:y="4.257cm">
          <text:p text:style-name="P4"><text:span text:style-name="T1">pktools::VectorOg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4" draw:text-style-name="P3" draw:layer="layout" svg:width="3.613cm" svg:height="0.689cm" svg:x="4.275cm" svg:y="6.954cm">
          <text:p text:style-name="P2"><text:span text:style-name="T1">Reduce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5" draw:text-style-name="P3" draw:layer="layout" svg:width="3.613cm" svg:height="0.689cm" svg:x="13.075cm" svg:y="2.901cm">
          <text:p text:style-name="P2"><text:span text:style-name="T1">Extract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" draw:text-style-name="P1" xml:id="id5" draw:id="id5" draw:layer="layout" svg:width="4.061cm" svg:height="2.071cm" svg:x="0.254cm" svg:y="0.257cm">
          <text:p text:style-name="P4"><text:span text:style-name="T1">std::list</text:span></text:p>
          <draw:enhanced-geometry draw:mirror-horizontal="false" draw:mirror-vertical="false" draw:text-areas="0 ?f4 ?f9 ?f5" svg:viewBox="0 0 0 0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onnector draw:style-name="gr17" draw:text-style-name="P5" draw:layer="layout" draw:type="line" svg:x1="2.287cm" svg:y1="4.263cm" svg:x2="2.284cm" svg:y2="2.328cm" draw:start-shape="id1" draw:start-glue-point="0" draw:end-shape="id5" svg:d="M2287 4263l-3-1935" svg:viewBox="0 0 4 1936">
          <text:p/>
        </draw:connector>
        <draw:connector draw:style-name="gr18" draw:text-style-name="P5" draw:layer="layout" draw:type="line" svg:x1="10.441cm" svg:y1="10.7cm" svg:x2="10.441cm" svg:y2="13.094cm" draw:start-shape="id4" draw:end-shape="id6" draw:end-glue-point="0" svg:d="M10441 10700v2394" svg:viewBox="0 0 1 2395">
          <text:p/>
        </draw:connector>
        <draw:connector draw:style-name="gr19" draw:text-style-name="P5" draw:layer="layout" draw:type="curve" svg:x1="12.473cm" svg:y1="14.135cm" svg:x2="12.473cm" svg:y2="9.658cm" draw:start-shape="id6" draw:end-shape="id4" draw:end-glue-point="1" svg:d="M12473 14135c778 0 778-4477 0-4477" svg:viewBox="0 0 585 4478">
          <text:p/>
        </draw:connector>
        <draw:custom-shape draw:name="CustomShape 36" draw:style-name="gr20" draw:text-style-name="P3" draw:layer="layout" svg:width="3.613cm" svg:height="0.689cm" svg:x="13.075cm" svg:y="11.63cm">
          <text:p text:style-name="P2"><text:span text:style-name="T1">Convert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5" draw:layer="layout" draw:type="curve" svg:x1="10.441cm" svg:y1="4.257cm" svg:x2="18.569cm" svg:y2="4.257cm" draw:start-shape="id2" draw:start-glue-point="0" draw:end-shape="id7" draw:end-glue-point="0" svg:d="M10441 4257c0-778 8128-778 8128 0" svg:viewBox="0 0 8129 584">
          <text:p/>
        </draw:connector>
        <draw:custom-shape draw:name="CustomShape 2" draw:style-name="gr21" draw:text-style-name="P1" xml:id="id9" draw:id="id9" draw:layer="layout" svg:width="3.115cm" svg:height="1.597cm" svg:x="16.956cm" svg:y="10.922cm">
          <text:p text:style-name="P4"><text:span text:style-name="T1">C++ 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1" xml:id="id10" draw:id="id10" draw:layer="layout" svg:width="3.115cm" svg:height="1.597cm" svg:x="21.142cm" svg:y="10.922cm">
          <text:p text:style-name="P4"><text:span text:style-name="T1">Python o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5" draw:layer="layout" draw:type="curve" svg:x1="10.441cm" svg:y1="4.257cm" svg:x2="12.849cm" svg:y2="1.295cm" draw:start-shape="id2" draw:start-glue-point="0" draw:end-shape="id8" draw:end-glue-point="3" svg:d="M10441 4257c0-1975 802-2962 2408-2962" svg:viewBox="0 0 2409 2963">
          <text:p/>
        </draw:connector>
        <draw:connector draw:style-name="gr18" draw:text-style-name="P5" draw:layer="layout" draw:type="curve" svg:x1="18.569cm" svg:y1="4.257cm" svg:x2="16.913cm" svg:y2="1.295cm" draw:start-shape="id7" draw:end-shape="id8" draw:end-glue-point="1" svg:d="M18569 4257c0-1975-552-2962-1656-2962" svg:viewBox="0 0 1657 2963">
          <text:p/>
        </draw:connector>
        <draw:connector draw:style-name="gr11" draw:text-style-name="P5" draw:layer="layout" draw:type="line" svg:x1="20.071cm" svg:y1="11.72cm" svg:x2="21.142cm" svg:y2="11.72cm" draw:start-shape="id9" draw:end-shape="id10" draw:end-glue-point="3" svg:d="M20071 11720h1071" svg:viewBox="0 0 1072 1">
          <text:p/>
        </draw:connector>
        <draw:connector draw:style-name="gr12" draw:text-style-name="P5" draw:layer="layout" draw:type="line" svg:x1="20.071cm" svg:y1="13.794cm" svg:x2="21.142cm" svg:y2="13.794cm" draw:start-shape="id11" draw:start-glue-point="1" draw:end-shape="id12" draw:end-glue-point="3" svg:d="M20071 13794h1071" svg:viewBox="0 0 1072 1">
          <text:p/>
        </draw:connector>
        <draw:custom-shape draw:name="CustomShape 1" draw:style-name="gr23" draw:text-style-name="P1" xml:id="id11" draw:id="id11" draw:layer="layout" svg:width="3.115cm" svg:height="1.597cm" svg:x="16.956cm" svg:y="12.996cm">
          <text:p text:style-name="P4"><text:span text:style-name="T1">C++ child 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4" draw:text-style-name="P1" xml:id="id12" draw:id="id12" draw:layer="layout" svg:width="3.115cm" svg:height="1.597cm" svg:x="21.142cm" svg:y="12.996cm">
          <text:p text:style-name="P4"><text:span text:style-name="T1">C++ parent 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5" draw:layer="layout" draw:type="line" svg:x1="20.071cm" svg:y1="15.906cm" svg:x2="21.142cm" svg:y2="15.906cm" draw:start-shape="id13" draw:start-glue-point="1" draw:end-shape="id14" draw:end-glue-point="3" svg:d="M20071 15906h1071" svg:viewBox="0 0 1072 1">
          <text:p/>
        </draw:connector>
        <draw:custom-shape draw:name="CustomShape 1" draw:style-name="gr26" draw:text-style-name="P1" xml:id="id13" draw:id="id13" draw:layer="layout" svg:width="3.115cm" svg:height="1.597cm" svg:x="16.956cm" svg:y="15.108cm">
          <text:p text:style-name="P4"><text:span text:style-name="T1">C++ 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7" draw:text-style-name="P1" xml:id="id14" draw:id="id14" draw:layer="layout" svg:width="3.115cm" svg:height="1.597cm" svg:x="21.142cm" svg:y="15.108cm">
          <text:p text:style-name="P4"><text:span text:style-name="T1">member attribu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" xml:id="id16" draw:id="id16" draw:layer="layout" svg:width="4.064cm" svg:height="2.083cm" svg:x="16.891cm" svg:y="8.332cm">
          <text:p text:style-name="P4"><text:span text:style-name="T1">np.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" draw:text-style-name="P5" draw:layer="layout" draw:type="line" svg:x1="12.827cm" svg:y1="9.373cm" svg:x2="16.891cm" svg:y2="9.373cm" draw:start-shape="id15" draw:start-glue-point="1" draw:end-shape="id16" draw:end-glue-point="3" svg:d="M12827 9373h4064" svg:viewBox="0 0 4065 1">
          <text:p/>
        </draw:connector>
        <draw:custom-shape draw:name="CustomShape 36" draw:style-name="gr29" draw:text-style-name="P3" draw:layer="layout" svg:width="3.613cm" svg:height="0.689cm" svg:x="13.075cm" svg:y="8.382cm">
          <text:p text:style-name="P2"><text:span text:style-name="T1">Convert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2" draw:style-name="dp1" draw:master-page-name="Default">
        <draw:custom-shape draw:name="CustomShape 1" draw:style-name="gr30" draw:text-style-name="P3" xml:id="id18" draw:id="id18" draw:layer="Layout" svg:width="3.453cm" svg:height="1.149cm" svg:x="16.891cm" svg:y="4.826cm">
          <text:p text:style-name="P6"><text:span text:style-name="T1">pktools::ImgR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1" xml:id="id19" draw:id="id19" draw:layer="Layout" svg:width="5.813cm" svg:height="1.934cm" svg:x="15.729cm" svg:y="8.734cm">
          <text:p text:style-name="P7"><text:span text:style-name="T1">jiplib::J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3" draw:layer="Layout" svg:width="2.579cm" svg:height="0.689cm" svg:x="18.457cm" svg:y="7.012cm">
          <text:p text:style-name="P6"><text:span text:style-name="T1">inheri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3" draw:layer="Layout" svg:width="2.509cm" svg:height="0.689cm" svg:x="7.933cm" svg:y="6.997cm">
          <text:p text:style-name="P6"><text:span text:style-name="T1">inheri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4" draw:text-style-name="P3" draw:layer="Layout" svg:width="5.585cm" svg:height="6.121cm" svg:x="23.914cm" svg:y="14.707cm">
          <text:p text:style-name="P6"><text:span text:style-name="T2"/></text:p>
          <text:p text:style-name="P6"><text:span text:style-name="T1">kernel operations</text:span><text:span text:style-name="T1"><text:tab/></text:span></text:p>
          <text:p text:style-name="P6"><text:span text:style-name="T1">distance based functions</text:span><text:span text:style-name="T1"><text:tab/></text:span></text:p>
          <text:p text:style-name="P6"><text:span text:style-name="T1">morphological operations</text:span></text:p>
          <text:p text:style-name="P6"><text:span text:style-name="T1">DEM processing</text:span><text:span text:style-name="T1"><text:tab/></text:span></text:p>
          <text:p text:style-name="P6"><text:span text:style-name="T1">image geometry and frames</text:span><text:span text:style-name="T1"><text:tab/></text:span></text:p>
          <text:p text:style-name="P6"><text:span text:style-name="T1">statistical functions</text:span></text:p>
          <text:p text:style-name="P6"><text:span text:style-name="T1">connected component labeling</text:span></text:p>
          <text:p text:style-name="P6"><text:span text:style-name="T1">point operations</text:span></text:p>
          <text:p text:style-name="P6"><text:span text:style-name="T1">geodesic transformations</text:span></text:p>
          <text:p text:style-name="P6"><text:span text:style-name="T1">hit-or-miss and skeletons</text:span></text:p>
          <text:p text:style-name="P6"><text:span text:style-name="T1">se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5" draw:text-style-name="P3" draw:layer="Layout" svg:width="3.272cm" svg:height="0.689cm" svg:x="25.142cm" svg:y="14.707cm">
          <text:p text:style-name="P6"><text:span text:style-name="T3"><text:s/></text:span><text:span text:style-name="T3">map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6" draw:text-style-name="P3" xml:id="id21" draw:id="id21" draw:layer="Layout" svg:width="3.843cm" svg:height="3.223cm" svg:x="2.141cm" svg:y="3.833cm">
          <text:p text:style-name="P6"><text:span text:style-name="T2"/></text:p>
          <text:p text:style-name="P6"><text:span text:style-name="T2"/></text:p>
          <text:p text:style-name="P6"><text:span text:style-name="T1">stack bands</text:span></text:p>
          <text:p text:style-name="P6"><text:span text:style-name="T1">composite functions</text:span></text:p>
          <text:p text:style-name="P6"><text:span text:style-name="T1">statistical profiles</text:span></text:p>
          <text:p text:style-name="P6"><text:span text:style-name="T1">accuracy assess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7" draw:text-style-name="P3" draw:layer="Layout" svg:width="3.636cm" svg:height="0.689cm" svg:x="3.059cm" svg:y="3.93cm">
          <text:p text:style-name="P6"><text:span text:style-name="T3">reduce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8" draw:text-style-name="P3" draw:layer="Layout" svg:width="5.585cm" svg:height="2.845cm" svg:x="22.225cm" svg:y="4.085cm">
          <text:p text:style-name="P6"><text:span text:style-name="T2"/></text:p>
          <text:p text:style-name="P6"><text:span text:style-name="T1">filter</text:span></text:p>
          <text:p text:style-name="P6"><text:span text:style-name="T1">raster-vector manipulations</text:span></text:p>
          <text:p text:style-name="P6"><text:span text:style-name="T1">classification</text:span></text:p>
          <text:p text:style-name="P6"><text:span text:style-name="T1">accuracy assess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9" draw:text-style-name="P3" draw:layer="Layout" svg:width="3.162cm" svg:height="0.689cm" svg:x="23.452cm" svg:y="4.085cm">
          <text:p text:style-name="P6"><text:span text:style-name="T3">map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0" draw:text-style-name="P3" xml:id="id24" draw:id="id24" draw:layer="Layout" svg:width="2.877cm" svg:height="1.149cm" svg:x="17.145cm" svg:y="1.651cm">
          <text:p text:style-name="P6"><text:span text:style-name="T1">GDALData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1" draw:text-style-name="P1" xml:id="id20" draw:id="id20" draw:layer="Layout" svg:width="6.19cm" svg:height="3.157cm" svg:x="7.082cm" svg:y="8.273cm">
          <text:p text:style-name="P7"><text:span text:style-name="T1">jiplib::JimList</text:span></text:p>
          <draw:enhanced-geometry draw:mirror-horizontal="false" draw:mirror-vertical="false" draw:text-areas="0 ?f4 ?f9 ?f5" svg:viewBox="0 0 0 0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14" draw:style-name="gr42" draw:text-style-name="P3" xml:id="id17" draw:id="id17" draw:layer="Layout" svg:width="4.061cm" svg:height="2.071cm" svg:x="8.131cm" svg:y="4.406cm">
          <text:p text:style-name="P6"><text:span text:style-name="T1">pktools::ImgCollection</text:span></text:p>
          <draw:enhanced-geometry draw:mirror-horizontal="false" draw:mirror-vertical="false" draw:text-areas="0 ?f4 ?f9 ?f5" svg:viewBox="0 0 0 0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15" draw:style-name="gr43" draw:text-style-name="P3" draw:layer="Layout" svg:width="5.585cm" svg:height="2.662cm" svg:x="22.225cm" svg:y="0.861cm">
          <text:p text:style-name="P6"><text:span text:style-name="T2"/></text:p>
          <text:p text:style-name="P6"><text:span text:style-name="T2"/></text:p>
          <text:p text:style-name="P6"><text:span text:style-name="T1">I/O raster operations</text:span></text:p>
          <text:p text:style-name="P6"><text:span text:style-name="T1">I/O vector operations</text:span></text:p>
          <text:p text:style-name="P6"><text:span text:style-name="T1">georeferenc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4" draw:text-style-name="P3" draw:layer="Layout" svg:width="3.14cm" svg:height="0.689cm" svg:x="23.303cm" svg:y="0.992cm">
          <text:p text:style-name="P6"><text:span text:style-name="T3">I/O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5" draw:text-style-name="P3" draw:layer="Layout" svg:width="1.735cm" svg:height="0.689cm" svg:x="19.812cm" svg:y="12.765cm">
          <text:p text:style-name="P6"><text:span text:style-name="T1">getM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3" draw:layer="Layout" svg:width="1.708cm" svg:height="0.689cm" svg:x="13.462cm" svg:y="6.804cm">
          <text:p text:style-name="P6"><text:span text:style-name="T1">redu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7" draw:text-style-name="P3" draw:layer="Layout" svg:width="3.843cm" svg:height="3.223cm" svg:x="0.348cm" svg:y="17.097cm">
          <text:p text:style-name="P6"><text:span text:style-name="T2"/></text:p>
          <text:p text:style-name="P6"><text:span text:style-name="T1">region growing </text:span></text:p>
          <text:p text:style-name="P6"><text:span text:style-name="T1">conn. comp. labeling </text:span></text:p>
          <text:p text:style-name="P6"><text:span text:style-name="T1">vectorize </text:span></text:p>
          <text:p text:style-name="P6"><text:span text:style-name="T1">se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8" draw:text-style-name="P3" draw:layer="Layout" svg:width="3.636cm" svg:height="0.689cm" svg:x="0.508cm" svg:y="17.218cm">
          <text:p text:style-name="P6"><text:span text:style-name="T3">reduce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9" draw:text-style-name="P3" draw:layer="Layout" svg:width="1.735cm" svg:height="0.689cm" svg:x="8.806cm" svg:y="12.392cm">
          <text:p text:style-name="P6"><text:span text:style-name="T1">getM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0" draw:text-style-name="P3" draw:layer="Layout" svg:width="2.22cm" svg:height="1.13cm" svg:x="13.782cm" svg:y="13.081cm">
          <text:p text:style-name="P6"><text:span text:style-name="T1">reduce (setMI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1" draw:text-style-name="P3" draw:layer="Layout" svg:width="2.171cm" svg:height="1.13cm" svg:x="21.957cm" svg:y="11.619cm">
          <text:p text:style-name="P6"><text:span text:style-name="T1">map (setMI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2" draw:text-style-name="P3" xml:id="id22" draw:id="id22" draw:layer="Layout" svg:width="4.061cm" svg:height="2.071cm" svg:x="1.019cm" svg:y="13.843cm">
          <text:p text:style-name="P6"><text:span text:style-name="T1">mialib::IMAGE**</text:span></text:p>
          <draw:enhanced-geometry draw:mirror-horizontal="false" draw:mirror-vertical="false" draw:text-areas="0 ?f4 ?f9 ?f5" svg:viewBox="0 0 0 0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9" draw:style-name="gr53" draw:text-style-name="P3" xml:id="id23" draw:id="id23" draw:layer="Layout" svg:width="2.877cm" svg:height="1.149cm" svg:x="20.706cm" svg:y="13.837cm">
          <text:p text:style-name="P6"><text:span text:style-name="T1">mialib::IMAGE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4" draw:text-style-name="P3" draw:layer="Layout" svg:width="2.637cm" svg:height="0.689cm" svg:x="13.335cm" svg:y="5.467cm">
          <text:p text:style-name="P6"><text:span text:style-name="T1">push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5" draw:text-style-name="P3" draw:layer="Layout" svg:width="1.708cm" svg:height="0.689cm" svg:x="13.405cm" svg:y="2.994cm">
          <text:p text:style-name="P6"><text:span text:style-name="T1">redu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56" draw:text-style-name="P3" draw:layer="Layout" svg:width="2.083cm" svg:height="1.13cm" svg:x="2.286cm" svg:y="9.652cm">
          <text:p text:style-name="P6"><text:span text:style-name="T1">map (setMI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57" draw:text-style-name="P8" draw:layer="layout" svg:x1="2.667cm" svg:y1="0.762cm" svg:x2="2.668cm" svg:y2="0.763cm">
          <text:p/>
        </draw:line>
        <draw:custom-shape draw:name="CustomShape 40" draw:style-name="gr58" draw:text-style-name="P8" draw:layer="Layout" svg:width="0.799cm" svg:height="0.017cm" svg:x="21.425cm" svg:y="2.175cm">
          <text:p/>
          <draw:enhanced-geometry draw:mirror-horizontal="false" draw:mirror-vertical="false" svg:viewBox="0 0 21600 21600" draw:type="mso-spt32" draw:enhanced-path="M 0 0 L 21600 21600 N"/>
        </draw:custom-shape>
        <draw:line draw:name="Line 46" draw:style-name="gr57" draw:text-style-name="P8" draw:layer="layout" svg:x1="2.667cm" svg:y1="0.762cm" svg:x2="2.668cm" svg:y2="0.763cm">
          <text:p/>
        </draw:line>
        <draw:line draw:name="Line 47" draw:style-name="gr57" draw:text-style-name="P8" draw:layer="layout" svg:x1="2.667cm" svg:y1="0.762cm" svg:x2="2.668cm" svg:y2="0.763cm">
          <text:p/>
        </draw:line>
        <draw:line draw:name="Line 48" draw:style-name="gr57" draw:text-style-name="P8" draw:layer="layout" svg:x1="2.667cm" svg:y1="0.762cm" svg:x2="2.668cm" svg:y2="0.763cm">
          <text:p/>
        </draw:line>
        <draw:line draw:name="Line 49" draw:style-name="gr57" draw:text-style-name="P8" draw:layer="layout" svg:x1="2.667cm" svg:y1="0.762cm" svg:x2="2.668cm" svg:y2="0.763cm">
          <text:p/>
        </draw:line>
        <draw:connector draw:style-name="gr11" draw:text-style-name="P5" draw:layer="layout" draw:type="curve" svg:x1="10.161cm" svg:y1="4.406cm" svg:x2="18.617cm" svg:y2="4.826cm" draw:start-shape="id17" draw:start-glue-point="0" draw:end-shape="id18" draw:end-glue-point="0" svg:d="M10161 4406c0-753 8456-963 8456 420" svg:viewBox="0 0 8457 1014">
          <text:p/>
        </draw:connector>
        <draw:connector draw:style-name="gr11" draw:text-style-name="P5" draw:layer="layout" draw:type="line" svg:x1="16.891cm" svg:y1="5.4cm" svg:x2="12.192cm" svg:y2="5.441cm" draw:start-shape="id18" draw:start-glue-point="3" draw:end-shape="id17" draw:end-glue-point="1" svg:d="M16891 5400l-4699 41" svg:viewBox="0 0 4700 42">
          <text:p/>
        </draw:connector>
        <draw:connector draw:style-name="gr11" draw:text-style-name="P5" draw:layer="layout" draw:type="line" svg:x1="15.729cm" svg:y1="9.701cm" svg:x2="13.272cm" svg:y2="9.851cm" draw:start-shape="id19" draw:start-glue-point="3" draw:end-shape="id20" svg:d="M15729 9701l-2457 150" svg:viewBox="0 0 2458 151">
          <text:p/>
        </draw:connector>
        <draw:connector draw:style-name="gr11" draw:text-style-name="P5" draw:layer="layout" draw:type="curve" svg:x1="10.177cm" svg:y1="8.273cm" svg:x2="18.635cm" svg:y2="8.734cm" draw:start-shape="id20" draw:end-shape="id19" draw:end-glue-point="0" svg:d="M10177 8273c0-778 8458-1009 8458 461" svg:viewBox="0 0 8459 1077">
          <text:p/>
        </draw:connector>
        <draw:connector draw:style-name="gr59" draw:text-style-name="P5" draw:layer="layout" draw:type="line" svg:x1="18.635cm" svg:y1="8.734cm" svg:x2="18.617cm" svg:y2="5.975cm" draw:start-shape="id19" draw:start-glue-point="0" draw:end-shape="id18" draw:end-glue-point="2" svg:d="M18635 8734l-18-2759" svg:viewBox="0 0 19 2760">
          <text:p/>
        </draw:connector>
        <draw:connector draw:style-name="gr59" draw:text-style-name="P5" draw:layer="layout" draw:type="line" svg:x1="10.177cm" svg:y1="8.273cm" svg:x2="10.161cm" svg:y2="6.477cm" draw:start-shape="id20" draw:start-glue-point="0" draw:end-shape="id17" draw:end-glue-point="2" svg:d="M10177 8273l-16-1796" svg:viewBox="0 0 17 1797">
          <text:p/>
        </draw:connector>
        <draw:connector draw:style-name="gr11" draw:text-style-name="P5" draw:layer="layout" draw:type="line" svg:x1="8.131cm" svg:y1="5.441cm" svg:x2="5.984cm" svg:y2="5.444cm" draw:start-shape="id17" draw:end-shape="id21" draw:end-glue-point="1" svg:d="M8131 5441l-2147 3" svg:viewBox="0 0 2148 4">
          <text:p/>
        </draw:connector>
        <draw:connector draw:style-name="gr11" draw:text-style-name="P5" draw:layer="layout" draw:type="curve" svg:x1="3.049cm" svg:y1="13.843cm" svg:x2="7.082cm" svg:y2="9.851cm" draw:start-shape="id22" draw:start-glue-point="0" draw:end-shape="id20" draw:end-glue-point="3" svg:d="M3049 13843c0-2662 1344-3992 4033-3992" svg:viewBox="0 0 4034 3993">
          <text:p/>
        </draw:connector>
        <draw:connector draw:style-name="gr11" draw:text-style-name="P5" draw:layer="layout" draw:type="curve" svg:x1="22.144cm" svg:y1="13.837cm" svg:x2="21.542cm" svg:y2="9.701cm" draw:start-shape="id23" draw:start-glue-point="0" draw:end-shape="id19" draw:end-glue-point="1" svg:d="M22144 13837c0-2758-200-4136-602-4136" svg:viewBox="0 0 603 4137">
          <text:p/>
        </draw:connector>
        <draw:connector draw:style-name="gr11" draw:text-style-name="P5" draw:layer="layout" draw:type="curve" svg:x1="3.049cm" svg:y1="15.914cm" svg:x2="18.635cm" svg:y2="10.668cm" draw:start-shape="id22" draw:start-glue-point="2" draw:end-shape="id19" draw:end-glue-point="2" svg:d="M3049 15914c0 751 15586 3374 15586-5246" svg:viewBox="0 0 15587 6212">
          <text:p/>
        </draw:connector>
        <draw:connector draw:style-name="gr11" draw:text-style-name="P5" draw:layer="layout" draw:type="curve" svg:x1="10.177cm" svg:y1="11.43cm" svg:x2="5.08cm" svg:y2="14.878cm" draw:start-shape="id20" draw:start-glue-point="2" draw:end-shape="id22" draw:end-glue-point="1" svg:d="M10177 11430c0 2299-1699 3448-5097 3448" svg:viewBox="0 0 5098 3449">
          <text:p/>
        </draw:connector>
        <draw:custom-shape draw:name="CustomShape 31" draw:style-name="gr60" draw:text-style-name="P3" draw:layer="Layout" svg:width="2.637cm" svg:height="0.689cm" svg:x="13.335cm" svg:y="9.471cm">
          <text:p text:style-name="P6"><text:span text:style-name="T1">push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5" draw:layer="layout" svg:x1="20.32cm" svg:y1="5.461cm" svg:x2="22.225cm" svg:y2="5.461cm">
          <text:p/>
        </draw:line>
        <draw:connector draw:style-name="gr59" draw:text-style-name="P5" draw:layer="layout" draw:type="line" svg:x1="18.617cm" svg:y1="4.826cm" svg:x2="18.583cm" svg:y2="2.8cm" draw:start-shape="id18" draw:start-glue-point="0" draw:end-shape="id24" draw:end-glue-point="2" svg:d="M18617 4826l-34-2026" svg:viewBox="0 0 35 2027">
          <text:p/>
        </draw:connector>
        <draw:custom-shape draw:name="CustomShape 4" draw:style-name="gr61" draw:text-style-name="P3" draw:layer="Layout" svg:width="2.579cm" svg:height="0.689cm" svg:x="18.63cm" svg:y="3.302cm">
          <text:p text:style-name="P6"><text:span text:style-name="T1">member attribu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62cm" fo:page-height="16.9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KEMPENEERS</meta:initial-creator>
    <meta:creation-date>2018-01-19T15:20:46.367333405</meta:creation-date>
    <dc:date>2018-01-23T17:52:24.801534176</dc:date>
    <dc:creator>Pieter KEMPENEERS</dc:creator>
    <meta:editing-duration>P4DT2H29M29S</meta:editing-duration>
    <meta:editing-cycles>15</meta:editing-cycles>
    <meta:generator>LibreOffice/4.2.8.2$Linux_X86_64 LibreOffice_project/420m0$Build-2</meta:generator>
    <meta:document-statistic meta:object-count="85"/>
  </office:meta>
</office:document-meta>
</file>